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textarea-horizontal-align="justify" draw:textarea-vertical-align="middle" draw:auto-grow-height="false" fo:min-height="2.29cm" fo:min-width="3.31cm" style:writing-mode="lr-tb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933cm" fo:min-width="2.358cm" style:writing-mode="lr-tb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3.877cm" fo:min-width="4.263cm" style:writing-mode="lr-tb"/>
      <style:paragraph-properties style:writing-mode="lr-tb"/>
    </style:style>
    <style:style style:name="gr4" style:family="graphic" style:parent-style-name="objectwithoutfill">
      <style:graphic-properties draw:marker-end="Arrowheads_20_3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4cm"/>
      <style:paragraph-properties style:writing-mode="lr-tb"/>
    </style:style>
    <style:style style:name="gr6" style:family="graphic" style:parent-style-name="objectwithoutfill">
      <style:graphic-properties draw:marker-end="Arrowheads_20_4" draw:marker-end-width="0.3cm" draw:fill="none" draw:textarea-vertical-align="middle"/>
    </style:style>
    <style:style style:name="gr7" style:family="graphic" style:parent-style-name="standard">
      <style:graphic-properties draw:opacity="10%" draw:textarea-horizontal-align="justify" draw:textarea-vertical-align="middle" draw:auto-grow-height="false" fo:min-height="8.64cm" fo:min-width="16.64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68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655cm" fo:min-width="4.263cm" style:writing-mode="lr-tb"/>
      <style:paragraph-properties style:writing-mode="lr-tb"/>
    </style:style>
    <style:style style:name="gr10" style:family="graphic" style:parent-style-name="objectwithoutfill">
      <style:graphic-properties draw:marker-end="Arrowheads_20_10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32cm"/>
      <style:paragraph-properties style:writing-mode="lr-tb"/>
    </style:style>
    <style:style style:name="gr12" style:family="graphic" style:parent-style-name="objectwithoutfill">
      <style:graphic-properties draw:marker-end="Arrowheads_20_11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3.878cm" fo:min-width="3.945cm" style:writing-mode="lr-tb"/>
      <style:paragraph-properties style:writing-mode="lr-tb"/>
    </style:style>
    <style:style style:name="gr14" style:family="graphic" style:parent-style-name="objectwithoutfill">
      <style:graphic-properties draw:marker-end="Arrowheads_20_12" draw:marker-end-width="0.3cm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2.925cm" fo:min-width="5.215cm" style:writing-mode="lr-tb"/>
      <style:paragraph-properties style:writing-mode="lr-tb"/>
    </style:style>
    <style:style style:name="gr16" style:family="graphic" style:parent-style-name="objectwithoutfill">
      <style:graphic-properties draw:marker-end="Arrowheads_20_13" draw:marker-end-width="0.3cm" draw:fill="none" draw:textarea-vertical-align="middle"/>
    </style:style>
    <style:style style:name="gr17" style:family="graphic" style:parent-style-name="standard">
      <style:graphic-properties draw:fill="solid" draw:fill-color="#729fcf" draw:opacity="10%" draw:textarea-horizontal-align="justify" draw:textarea-vertical-align="middle" draw:auto-grow-height="false" fo:min-height="14.355cm" fo:min-width="16.64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16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opacity="10%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729fcf" draw:opacity="1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2.54cm" svg:x="2.766cm" svg:y="2.143cm">
          <text:p text:style-name="P1">CVA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2.54cm" svg:x="2.766cm" svg:y="6.588cm">
          <text:p text:style-name="P1">CVAT_COM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857cm" svg:height="3.492cm" svg:x="12.609cm" svg:y="5.954cm">
          <text:p text:style-name="P1">Mongo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draw:layer="layout" svg:width="4.763cm" svg:height="4.127cm" svg:x="2.587cm" svg:y="15.606cm">
          <text:p text:style-name="P1">Analytics</text:p>
          <text:p text:style-name="P1">(t-sne)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4.353cm" svg:y1="6.588cm" svg:x2="4.353cm" svg:y2="4.683cm">
          <text:p/>
        </draw:line>
        <draw:frame draw:style-name="gr5" draw:text-style-name="P3" draw:layer="layout" svg:width="2.754cm" svg:height="0.962cm" svg:x="4.139cm" svg:y="5.318cm">
          <draw:text-box>
            <text:p>http_api</text:p>
          </draw:text-box>
        </draw:frame>
        <draw:line draw:style-name="gr6" draw:text-style-name="P2" draw:layer="layout" svg:x1="6.576cm" svg:y1="7.858cm" svg:x2="12.608cm" svg:y2="7.858cm">
          <text:p/>
        </draw:line>
        <draw:frame draw:style-name="gr5" draw:text-style-name="P3" draw:layer="layout" svg:width="2.754cm" svg:height="0.962cm" svg:x="7.846cm" svg:y="7.119cm">
          <draw:text-box>
            <text:p>http_api</text:p>
          </draw:text-box>
        </draw:frame>
        <draw:custom-shape draw:style-name="gr7" draw:text-style-name="P4" draw:layer="layout" svg:width="17.145cm" svg:height="8.89cm" svg:x="1.813cm" svg:y="1.508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5.768cm" svg:height="0.962cm" svg:x="12.926cm" svg:y="1.508cm">
          <draw:text-box>
            <text:p>Weed_annotations</text:p>
          </draw:text-box>
        </draw:frame>
        <draw:custom-shape draw:style-name="gr9" draw:text-style-name="P1" draw:layer="layout" svg:width="4.763cm" svg:height="1.905cm" svg:x="2.587cm" svg:y="12.43cm">
          <text:p text:style-name="P1">Weeds</text:p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4.81cm" svg:y1="15.605cm" svg:x2="4.81cm" svg:y2="14.335cm">
          <text:p/>
        </draw:line>
        <draw:frame draw:style-name="gr11" draw:text-style-name="P3" draw:layer="layout" svg:width="2.432cm" svg:height="0.962cm" svg:x="4.918cm" svg:y="14.335cm">
          <draw:text-box>
            <text:p>lib_call</text:p>
          </draw:text-box>
        </draw:frame>
        <draw:line draw:style-name="gr12" draw:text-style-name="P2" draw:layer="layout" svg:x1="4.81cm" svg:y1="12.43cm" svg:x2="12.43cm" svg:y2="8.302cm">
          <text:p/>
        </draw:line>
        <draw:frame draw:style-name="gr5" draw:text-style-name="P3" draw:layer="layout" svg:width="2.754cm" svg:height="0.962cm" svg:x="7.136cm" svg:y="10.842cm">
          <draw:text-box>
            <text:p>http_api</text:p>
          </draw:text-box>
        </draw:frame>
        <draw:custom-shape draw:style-name="gr13" draw:text-style-name="P1" draw:layer="layout" svg:width="4.445cm" svg:height="4.128cm" svg:x="11.477cm" svg:y="15.605cm">
          <text:p text:style-name="P5">Flask rest API</text:p>
          <text:p text:style-name="P5">server</text:p>
          <draw:enhanced-geometry svg:viewBox="0 0 21600 21600" draw:type="rectangle" draw:enhanced-path="M 0 0 L 21600 0 21600 21600 0 21600 0 0 Z N"/>
        </draw:custom-shape>
        <draw:line draw:style-name="gr14" draw:text-style-name="P2" draw:layer="layout" svg:x1="11.477cm" svg:y1="17.51cm" svg:x2="7.35cm" svg:y2="17.51cm">
          <text:p/>
        </draw:line>
        <draw:frame draw:style-name="gr11" draw:text-style-name="P3" draw:layer="layout" svg:width="2.432cm" svg:height="0.962cm" svg:x="8.937cm" svg:y="16.558cm">
          <draw:text-box>
            <text:p>lib_call</text:p>
          </draw:text-box>
        </draw:frame>
        <draw:custom-shape draw:style-name="gr15" draw:text-style-name="P1" draw:layer="layout" svg:width="5.715cm" svg:height="3.175cm" svg:x="6.397cm" svg:y="21.955cm">
          <text:p text:style-name="P5">Rapids gpu</text:p>
          <text:p text:style-name="P5">Accelerated</text:p>
          <text:p text:style-name="P5">lib</text:p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5.127cm" svg:y1="19.733cm" svg:x2="9.255cm" svg:y2="21.955cm">
          <text:p/>
        </draw:line>
        <draw:frame draw:style-name="gr11" draw:text-style-name="P3" draw:layer="layout" svg:width="2.432cm" svg:height="0.962cm" svg:x="7.667cm" svg:y="20.368cm">
          <draw:text-box>
            <text:p>lib_call</text:p>
          </draw:text-box>
        </draw:frame>
        <draw:custom-shape draw:style-name="gr17" draw:text-style-name="P6" draw:layer="layout" svg:width="17.145cm" svg:height="14.605cm" svg:x="1.952cm" svg:y="11.795cm">
          <text:p/>
          <draw:enhanced-geometry svg:viewBox="0 0 21600 21600" draw:type="rectangle" draw:enhanced-path="M 0 0 L 21600 0 21600 21600 0 21600 0 0 Z N"/>
        </draw:custom-shape>
        <draw:frame draw:style-name="gr18" draw:text-style-name="P3" draw:layer="layout" svg:width="6.416cm" svg:height="0.962cm" svg:x="12.364cm" svg:y="12.112cm">
          <draw:text-box>
            <text:p>Analytics container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2T10:13:14.737924393</meta:creation-date>
    <dc:date>2023-03-20T13:10:59.928233468</dc:date>
    <meta:editing-duration>PT28M26S</meta:editing-duration>
    <meta:editing-cycles>9</meta:editing-cycles>
    <meta:generator>LibreOffice/7.5.1.2$Linux_X86_64 LibreOffice_project/50$Build-2</meta:generator>
    <meta:document-statistic meta:object-count="23"/>
  </office:meta>
</office:document-meta>
</file>